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draw:marker-end="Arrowheads_20_5" draw:marker-end-width="0.3cm" draw:fill="none" draw:textarea-vertical-align="middle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3.94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3.308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38cm" fo:min-width="3.937cm" style:writing-mode="lr-tb" loext:decorative="false"/>
      <style:paragraph-properties style:writing-mode="lr-tb"/>
    </style:style>
    <style:style style:name="gr8" style:family="graphic" style:parent-style-name="Title_20_A0">
      <style:graphic-properties draw:textarea-horizontal-align="justify" draw:textarea-vertical-align="middle" draw:auto-grow-height="false" fo:min-height="2.54cm" fo:min-width="2.857cm" loext:decorative="false"/>
    </style:style>
    <style:style style:name="gr9" style:family="graphic" style:parent-style-name="Title_20_A0">
      <style:graphic-properties svg:stroke-color="#5983b0" draw:fill="solid" draw:fill-color="#5983b0" draw:textarea-horizontal-align="justify" draw:textarea-vertical-align="middle" draw:auto-grow-height="false" fo:min-height="0.794cm" fo:min-width="1.112cm" style:writing-mode="lr-tb" loext:decorative="false"/>
      <style:paragraph-properties style:writing-mode="lr-tb"/>
    </style:style>
    <style:style style:name="gr10" style:family="graphic" style:parent-style-name="objectwithoutfill" style:list-style-name="L1">
      <style:graphic-properties draw:marker-end="Arrow" draw:marker-end-width="0.3cm" draw:fill="none" draw:textarea-vertical-align="top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385cm" fo:min-width="3.945cm" style:writing-mode="lr-tb" loext:decorative="false"/>
      <style:paragraph-properties style:writing-mode="lr-tb"/>
    </style:style>
    <style:style style:name="gr12" style:family="graphic">
      <style:graphic-properties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3.243cm" fo:min-width="3.937cm" loext:decorative="false"/>
    </style:style>
    <style:style style:name="gr1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3.243cm" fo:min-width="3.937cm" draw:shadow="hidden" loext:decorative="false"/>
    </style:style>
    <style:style style:name="gr15" style:family="graphic" style:parent-style-name="objectwithoutfill">
      <style:graphic-properties draw:marker-end="Arrow" draw:marker-end-width="0.3cm" draw:fill="none" draw:textarea-vertical-align="top" loext:decorative="false"/>
      <style:paragraph-properties style:writing-mode="lr-tb"/>
    </style:style>
    <style:style style:name="gr16" style:family="graphic" style:parent-style-name="Title_20_A0">
      <style:graphic-properties svg:stroke-color="#5983b0" draw:fill="solid" draw:fill-color="#5983b0" draw:textarea-horizontal-align="justify" draw:textarea-vertical-align="middle" draw:auto-grow-height="false" fo:min-height="0.477cm" fo:min-width="0.794cm" style:writing-mode="lr-tb" loext:decorative="false"/>
      <style:paragraph-properties style:writing-mode="lr-tb"/>
    </style:style>
    <style:style style:name="gr17" style:family="graphic" style:parent-style-name="Title_20_A0">
      <style:graphic-properties svg:stroke-color="#5983b0" draw:fill="solid" draw:fill-color="#5983b0" draw:textarea-horizontal-align="justify" draw:textarea-vertical-align="middle" draw:auto-grow-height="false" fo:min-height="0.636cm" fo:min-width="0.794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vertical-align="middle" draw:auto-grow-height="false" fo:min-height="7.509cm" fo:min-width="4.084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textarea-vertical-align="middle" draw:auto-grow-height="false" fo:min-height="5.76cm" fo:min-width="2.653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textarea-vertical-align="middle" draw:auto-grow-height="false" fo:min-height="1.47cm" fo:min-width="3.126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textarea-vertical-align="middle" draw:auto-grow-height="false" fo:min-height="0.896cm" fo:min-width="3.503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  <style:paragraph-properties style:writing-mode="lr-tb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24" style:family="graphic" style:parent-style-name="standard" style:list-style-name="L1">
      <style:graphic-properties draw:textarea-vertical-align="middle" draw:auto-grow-height="false" fo:min-height="1.95cm" fo:min-width="2.899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textarea-vertical-align="middle" draw:auto-grow-height="false" fo:min-height="1.95cm" fo:min-width="2.699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textarea-vertical-align="middle" draw:auto-grow-height="false" fo:min-height="0.702cm" fo:min-width="1.656cm" style:writing-mode="lr-tb" loext:decorative="false"/>
      <style:paragraph-properties style:writing-mode="lr-tb"/>
    </style:style>
    <style:style style:name="gr27" style:family="graphic" style:parent-style-name="standard">
      <style:graphic-properties draw:textarea-vertical-align="middle" draw:auto-grow-height="false" fo:min-height="3.849cm" fo:min-width="2.579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textarea-vertical-align="middle" draw:auto-grow-height="false" fo:min-height="0.386cm" fo:min-width="1.088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vertical-align="middle" draw:auto-grow-height="false" fo:min-height="1.021cm" fo:min-width="2.205cm" style:writing-mode="lr-tb" loext:decorative="false"/>
      <style:paragraph-properties style:writing-mode="lr-tb"/>
    </style:style>
    <style:style style:name="gr30" style:family="graphic" style:parent-style-name="standard">
      <style:graphic-properties draw:textarea-vertical-align="middle" draw:auto-grow-height="false" fo:min-height="1.792cm" fo:min-width="3.628cm" style:writing-mode="lr-tb" loext:decorative="false"/>
      <style:paragraph-properties style:writing-mode="lr-tb"/>
    </style:style>
    <style:style style:name="gr31" style:family="graphic" style:parent-style-name="standard">
      <style:graphic-properties draw:textarea-vertical-align="middle" draw:auto-grow-height="false" fo:min-height="1.536cm" fo:min-width="2.357cm" style:writing-mode="lr-tb" loext:decorative="false"/>
      <style:paragraph-properties style:writing-mode="lr-tb"/>
    </style:style>
    <style:style style:name="gr32" style:family="graphic" style:parent-style-name="objectwithoutfill">
      <style:graphic-properties draw:fill="none" draw:textarea-vertical-align="middle" loext:decorative="false"/>
    </style:style>
    <style:style style:name="gr33" style:family="graphic" style:parent-style-name="standard">
      <style:graphic-properties draw:textarea-vertical-align="middle" draw:auto-grow-height="false" fo:min-height="0.896cm" fo:min-width="1.916cm" style:writing-mode="lr-tb" loext:decorative="false"/>
      <style:paragraph-properties style:writing-mode="lr-tb"/>
    </style:style>
    <style:style style:name="gr34" style:family="graphic" style:parent-style-name="Title_20_A0">
      <style:graphic-properties draw:textarea-horizontal-align="justify" draw:textarea-vertical-align="middle" draw:auto-grow-height="false" fo:min-height="1.433cm" fo:min-width="1.751cm" loext:decorative="false"/>
    </style:style>
    <style:style style:name="gr35" style:family="graphic" style:parent-style-name="standard">
      <style:graphic-properties draw:textarea-horizontal-align="justify" draw:textarea-vertical-align="middle" draw:auto-grow-height="false" fo:min-height="0.653cm" fo:min-width="2.626cm" style:writing-mode="lr-tb" loext:decorative="false"/>
      <style:paragraph-properties style:writing-mode="lr-tb"/>
    </style:style>
    <style:style style:name="gr36" style:family="graphic" style:parent-style-name="standard">
      <style:graphic-properties draw:textarea-vertical-align="middle" draw:auto-grow-height="false" fo:min-height="1.026cm" fo:min-width="2.041cm" style:writing-mode="lr-tb" loext:decorative="false"/>
      <style:paragraph-properties style:writing-mode="lr-tb"/>
    </style:style>
    <style:style style:name="gr37" style:family="graphic" style:parent-style-name="objectwithoutfill">
      <style:graphic-properties draw:marker-end="Arrow" draw:marker-end-width="0.3cm" draw:fill="none" draw:textarea-vertical-align="bottom" loext:decorative="false"/>
      <style:paragraph-properties style:writing-mode="lr-tb"/>
    </style:style>
    <style:style style:name="gr38" style:family="graphic" style:parent-style-name="standard" style:list-style-name="L1">
      <style:graphic-properties draw:textarea-vertical-align="middle" draw:auto-grow-height="false" fo:min-height="0.703cm" fo:min-width="2.398cm" style:writing-mode="lr-tb" loext:decorative="false"/>
      <style:paragraph-properties style:writing-mode="lr-tb"/>
    </style:style>
    <style:style style:name="gr39" style:family="graphic" style:parent-style-name="Title_20_A0">
      <style:graphic-properties draw:textarea-horizontal-align="justify" draw:textarea-vertical-align="middle" draw:auto-grow-height="false" fo:min-height="0.601cm" fo:min-width="2.799cm" loext:decorative="false"/>
    </style:style>
    <style:style style:name="gr40" style:family="graphic" style:parent-style-name="standard">
      <style:graphic-properties draw:textarea-horizontal-align="justify" draw:textarea-vertical-align="middle" draw:auto-grow-height="false" fo:min-height="0.379cm" fo:min-width="1.729cm" style:writing-mode="lr-tb" loext:decorative="false"/>
      <style:paragraph-properties style:writing-mode="lr-tb"/>
    </style:style>
    <style:style style:name="gr41" style:family="graphic" style:parent-style-name="standard">
      <style:graphic-properties draw:textarea-vertical-align="middle" draw:auto-grow-height="false" fo:min-height="0.635cm" fo:min-width="4.445cm" style:writing-mode="lr-tb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021cm" fo:min-width="1.433cm" loext:decorative="false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896cm" fo:min-width="1.599cm" loext:decorative="false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611cm" fo:min-width="1.6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color="#000000" loext:opacity="100%" fo:font-size="10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000000" loext:opacity="100%" fo:font-size="10pt" style:font-size-asian="10pt" style:font-size-complex="10pt"/>
    </style:style>
    <style:style style:name="P4" style:family="paragraph">
      <style:paragraph-properties fo:text-align="center"/>
      <style:text-properties fo:color="#000000" loext:opacity="100%" fo:font-size="10pt" style:font-size-asian="10pt" style:font-size-complex="10pt"/>
    </style:style>
    <style:style style:name="P5" style:family="paragraph">
      <style:paragraph-properties fo:text-align="center" style:writing-mode="lr-tb"/>
      <style:text-properties fo:color="#000000" loext:opacity="100%" fo:font-size="10pt" style:font-size-asian="10pt" style:font-size-complex="10pt"/>
    </style:style>
    <style:style style:name="P6" style:family="paragraph">
      <style:paragraph-properties fo:text-align="center"/>
      <style:text-properties fo:color="#000000" loext:opacity="100%" fo:font-size="10pt"/>
    </style:style>
    <style:style style:name="P7" style:family="paragraph">
      <loext:graphic-properties draw:fill="solid" draw:fill-color="#5983b0"/>
      <style:paragraph-properties fo:text-align="center" style:writing-mode="lr-tb"/>
      <style:text-properties fo:color="#000000" loext:opacity="100%" fo:font-size="10pt" style:font-size-asian="10pt" style:font-size-complex="10pt"/>
    </style:style>
    <style:style style:name="P8" style:family="paragraph">
      <loext:graphic-properties draw:fill="none"/>
      <style:paragraph-properties fo:margin-left="0cm" fo:margin-right="0cm" fo:margin-top="0.254cm" fo:margin-bottom="0cm" fo:line-height="100%" fo:text-align="end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fo:color="#000000" loext:opacity="100%" fo:font-size="10pt" style:font-size-asian="10pt" style:font-size-complex="10pt"/>
    </style:style>
    <style:style style:name="P10" style:family="paragraph">
      <loext:graphic-properties draw:fill="solid" draw:fill-color="#000000"/>
      <style:paragraph-properties fo:text-align="center"/>
      <style:text-properties fo:color="#000000" loext:opacity="100%" fo:font-size="10pt" style:font-size-asian="10pt" style:font-size-complex="10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loext:graphic-properties draw:fill="none"/>
      <style:paragraph-properties fo:margin-left="0cm" fo:margin-right="0cm" fo:text-align="start" fo:text-indent="0cm"/>
      <style:text-properties fo:color="#000000" loext:opacity="100%"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10pt" style:font-size-asian="10pt" style:font-size-complex="10pt"/>
    </style:style>
    <style:style style:name="P14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0pt" style:font-size-asian="10pt" style:font-size-complex="10pt"/>
    </style:style>
    <style:style style:name="P15" style:family="paragraph">
      <loext:graphic-properties draw:fill="none"/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="none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="none"/>
      <style:paragraph-properties fo:margin-left="0cm" fo:margin-right="0cm" fo:text-align="start" fo:text-indent="0cm"/>
    </style:style>
    <style:style style:name="P22" style:family="paragraph">
      <style:paragraph-properties fo:margin-left="0cm" fo:margin-right="0cm" fo:text-align="end" fo:text-indent="0cm"/>
    </style:style>
    <style:style style:name="P23" style:family="paragraph">
      <loext:graphic-properties draw:fill="none"/>
      <style:paragraph-properties fo:margin-left="0cm" fo:margin-right="0cm" fo:text-align="end" fo:text-indent="0cm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fo:font-size="10pt" style:font-size-asian="10pt" style:font-size-complex="10pt"/>
    </style:style>
    <style:style style:name="T2" style:family="text">
      <style:text-properties fo:color="#000000" loext:opacity="100%" fo:font-size="10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9.731cm" svg:y1="3.857cm" svg:x2="9.572cm" svg:y2="5.947cm" svg:d="M9731 3857l-159 2090" svg:viewBox="0 0 160 2091">
          <text:p/>
        </draw:connector>
        <draw:connector draw:style-name="gr2" draw:text-style-name="P3" draw:layer="layout" draw:type="line" svg:x1="11.16cm" svg:y1="9.122cm" svg:x2="11.789cm" svg:y2="10.392cm" draw:start-shape="id1" draw:start-glue-point="1" draw:end-shape="id2" draw:end-glue-point="3" svg:d="M11160 9122l629 1270" svg:viewBox="0 0 630 1271">
          <text:p text:style-name="P2"><text:span text:style-name="T1">O</text:span><text:span text:style-name="T1">k</text:span></text:p>
        </draw:connector>
        <draw:custom-shape draw:style-name="gr3" draw:text-style-name="P5" xml:id="id6" draw:id="id6" draw:layer="layout" svg:width="4.44cm" svg:height="0.635cm" draw:transform="skewX (0.00471238898038469) translate (2.91cm 13.567cm)">
          <text:p text:style-name="P4"><text:span text:style-name="T1">C</text:span><text:span text:style-name="T1">h</text:span><text:span text:style-name="T1">ec</text:span><text:span text:style-name="T1">k-</text:span><text:span text:style-name="T1">in/</text:span><text:span text:style-name="T1">C</text:span><text:span text:style-name="T1">h</text:span><text:span text:style-name="T1">ec</text:span><text:span text:style-name="T1">k-</text:span><text:span text:style-name="T1">O</text:span><text:span text:style-name="T1">ut </text:span><text:span text:style-name="T1">P</text:span><text:span text:style-name="T1">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3" draw:id="id3" draw:layer="layout" svg:width="3.808cm" svg:height="1.27cm" draw:transform="skewX (0.00401425727958696) translate (12.114cm 8.487cm)">
          <text:p text:style-name="P4"><text:span text:style-name="T1">- </text:span><text:span text:style-name="T1">Al</text:span><text:span text:style-name="T1">re</text:span><text:span text:style-name="T1">a</text:span><text:span text:style-name="T1">d</text:span><text:span text:style-name="T1">y </text:span><text:span text:style-name="T1">L</text:span><text:span text:style-name="T1">o</text:span><text:span text:style-name="T1">g</text:span><text:span text:style-name="T1">g</text:span><text:span text:style-name="T1">e</text:span><text:span text:style-name="T1">d </text:span><text:span text:style-name="T1">in</text:span><text:span text:style-name="T1">;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s" svg:x1="11.16cm" svg:y1="9.122cm" svg:x2="12.111cm" svg:y2="9.122cm" draw:start-shape="id1" draw:start-glue-point="1" draw:end-shape="id3" draw:end-glue-point="3" svg:d="M11160 9122h501-54 504" svg:viewBox="0 0 952 1">
          <text:p/>
        </draw:connector>
        <draw:connector draw:style-name="gr5" draw:text-style-name="P1" draw:layer="layout" draw:type="lines" draw:line-skew="0cm 1.293cm" svg:x1="15.919cm" svg:y1="9.122cm" svg:x2="14.652cm" svg:y2="7.534cm" draw:start-shape="id3" draw:start-glue-point="1" draw:end-shape="id4" draw:end-glue-point="7" svg:d="M15919 9122h504l134-1588h-1905" svg:viewBox="0 0 1906 1589">
          <text:p/>
        </draw:connector>
        <draw:connector draw:style-name="gr6" draw:text-style-name="P1" draw:layer="layout" draw:type="lines" svg:x1="13.065cm" svg:y1="7.534cm" svg:x2="11.16cm" svg:y2="9.122cm" draw:start-shape="id4" draw:start-glue-point="5" draw:end-shape="id1" draw:end-glue-point="1" svg:d="M13065 7534h-610l-794 1588h-501" svg:viewBox="0 0 1906 1589">
          <text:p text:style-name="P2"><text:span text:style-name="T2">Ye</text:span><text:span text:style-name="T2">s</text:span></text:p>
        </draw:connector>
        <draw:custom-shape draw:style-name="gr7" draw:text-style-name="P5" xml:id="id9" draw:id="id9" draw:layer="layout" svg:width="4.437cm" svg:height="1.588cm" draw:transform="skewX (0.00436332312998582) translate (2.912cm 14.201cm)">
          <text:p text:style-name="P4"><text:span text:style-name="T1">- </text:span><text:span text:style-name="T1">S</text:span><text:span text:style-name="T1">e</text:span><text:span text:style-name="T1">ar</text:span><text:span text:style-name="T1">ch </text:span><text:span text:style-name="T1">P</text:span><text:span text:style-name="T1">et </text:span><text:span text:style-name="T1">N</text:span><text:span text:style-name="T1">a</text:span><text:span text:style-name="T1">m</text:span><text:span text:style-name="T1">e</text:span></text:p>
          <text:p text:style-name="P4"><text:span text:style-name="T1">- </text:span><text:span text:style-name="T1">S</text:span><text:span text:style-name="T1">e</text:span><text:span text:style-name="T1">ar</text:span><text:span text:style-name="T1">ch </text:span><text:span text:style-name="T1">P</text:span><text:span text:style-name="T1">et </text:span><text:span text:style-name="T1">C</text:span><text:span text:style-name="T1">at</text:span><text:span text:style-name="T1">/D</text:span><text:span text:style-name="T1">o</text:span><text:span text:style-name="T1">g</text:span></text:p>
          <text:p text:style-name="P4"><text:span text:style-name="T1">- </text:span><text:span text:style-name="T1">S</text:span><text:span text:style-name="T1">e</text:span><text:span text:style-name="T1">ar</text:span><text:span text:style-name="T1">ch </text:span><text:span text:style-name="T1">O</text:span><text:span text:style-name="T1">w</text:span><text:span text:style-name="T1">n</text:span><text:span text:style-name="T1">er </text:span><text:span text:style-name="T1">N</text:span><text:span text:style-name="T1">a</text:span><text:span text:style-name="T1">m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s" svg:x1="11.795cm" svg:y1="12.455cm" svg:x2="7.349cm" svg:y2="13.884cm" draw:start-shape="id5" draw:start-glue-point="3" draw:end-shape="id6" draw:end-glue-point="1" svg:d="M11795 12455h-501l-3444 1429h-501" svg:viewBox="0 0 4447 1430">
          <text:p/>
        </draw:connector>
        <draw:custom-shape draw:style-name="gr8" draw:text-style-name="P6" draw:layer="layout" svg:width="2.857cm" svg:height="2.54cm" svg:x="8.62cm" svg:y="16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7" draw:id="id7" draw:layer="layout" svg:width="2.222cm" svg:height="1.588cm" svg:x="3.54cm" svg:y="21.186cm">
          <text:p text:style-name="P4"><text:span text:style-name="T1">If Data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draw:type="lines" svg:x1="4.651cm" svg:y1="22.774cm" svg:x2="7.033cm" svg:y2="24.203cm" draw:start-shape="id7" draw:start-glue-point="6" draw:end-shape="id8" draw:end-glue-point="9" svg:d="M4651 22774v501l1245 928h1137" svg:viewBox="0 0 2383 1430">
          <text:p text:style-name="P2"><text:span text:style-name="T2">no</text:span></text:p>
        </draw:connector>
        <draw:connector draw:style-name="gr10" draw:text-style-name="P8" draw:layer="layout" draw:type="lines" svg:x1="9.573cm" svg:y1="22.457cm" svg:x2="5.123cm" svg:y2="15.789cm" draw:start-shape="id8" draw:start-glue-point="4" draw:end-shape="id9" draw:end-glue-point="2" svg:d="M9573 22457v-501l-4450-5666v-501" svg:viewBox="0 0 4451 6669">
          <text:p/>
        </draw:connector>
        <draw:connector draw:style-name="gr6" draw:text-style-name="P1" draw:layer="layout" draw:type="lines" svg:x1="7.346cm" svg:y1="14.995cm" svg:x2="13.826cm" svg:y2="15.154cm" draw:start-shape="id9" draw:end-shape="id10" draw:end-glue-point="6" svg:d="M7346 14995h503l5031 159h946" svg:viewBox="0 0 6481 160">
          <text:p text:style-name="P2"><text:span text:style-name="T2">C</text:span><text:span text:style-name="T2">h</text:span><text:span text:style-name="T2">e</text:span><text:span text:style-name="T2">c</text:span><text:span text:style-name="T2">k-</text:span><text:span text:style-name="T2">in </text:span><text:span text:style-name="T2">P</text:span><text:span text:style-name="T2">et</text:span></text:p>
        </draw:connector>
        <draw:custom-shape draw:style-name="gr11" draw:text-style-name="P5" xml:id="id2" draw:id="id2" draw:layer="measurelines" svg:width="4.445cm" svg:height="0.635cm" svg:x="11.789cm" svg:y="10.075cm">
          <text:p text:style-name="P4"><text:span text:style-name="T1">L</text:span><text:span text:style-name="T1">o</text:span><text:span text:style-name="T1">a</text:span><text:span text:style-name="T1">d </text:span><text:span text:style-name="T1">M</text:span><text:span text:style-name="T1">ai</text:span><text:span text:style-name="T1">n </text:span><text:span text:style-name="T1">M</text:span><text:span text:style-name="T1">e</text:span><text:span text:style-name="T1">n</text:span><text:span text:style-name="T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2" xml:id="id5" draw:id="id5">
          <draw:path draw:style-name="gr13" draw:text-style-name="P9" draw:layer="measurelines" svg:width="4.45cm" svg:height="3.492cm" svg:x="11.795cm" svg:y="10.709cm" svg:viewBox="0 0 4451 3493" svg:d="M0 3493c5-1164 9-2329 14-3493 1479 0 2958 0 4437 0-5 1164-9 2329-14 3493-1479 0-2958 0-4437 0z">
            <text:p/>
          </draw:path>
          <draw:path draw:style-name="gr14" draw:text-style-name="P10" draw:layer="measurelines" svg:width="0.085cm" svg:height="0.027cm" svg:x="12.076cm" svg:y="12.075cm" svg:viewBox="0 0 86 28" svg:d="M0 28c0-10 0-19 0-28 29 0 58 0 86 0 0 9 0 18 0 28-29 0-57 0-86 0z">
            <text:p/>
          </draw:path>
          <draw:path draw:style-name="gr14" draw:text-style-name="P10" draw:layer="measurelines" svg:width="0.222cm" svg:height="0.249cm" svg:x="12.29cm" svg:y="11.936cm" svg:viewBox="0 0 223 250" svg:d="M119 27c-27 0-48 9-63 26s-22 41-23 71c0 30 8 54 23 72 16 18 37 27 64 27 34 0 59-17 76-51l27 14c-10 21-24 37-42 48s-39 16-63 16c-25 0-46-5-64-15-17-10-31-25-40-44-10-19-14-41-14-67 0-39 11-69 32-91s50-33 87-33c26 0 47 5 65 15 17 10 30 25 38 45l-32 11c-5-15-14-25-27-33-12-7-27-11-44-11z">
            <text:p/>
          </draw:path>
          <draw:path draw:style-name="gr14" draw:text-style-name="P10" draw:layer="measurelines" svg:width="0.148cm" svg:height="0.255cm" svg:x="12.55cm" svg:y="11.927cm" svg:viewBox="0 0 149 256" svg:d="M31 101c7-12 15-21 24-26 9-6 21-9 36-9 20 0 35 5 44 15 10 10 15 27 14 51v124h-31v-118c0-13-1-23-3-29-3-7-7-12-12-15-6-3-13-4-23-4-15 0-26 5-35 15s-13 24-14 41v110h-31l1-256h31v67c0 7 0 14-1 21 0 8-1 12-1 13z">
            <text:p/>
          </draw:path>
          <draw:path draw:style-name="gr14" draw:text-style-name="P10" draw:layer="measurelines" svg:width="0.165cm" svg:height="0.192cm" svg:x="12.735cm" svg:y="11.993cm" svg:viewBox="0 0 166 193" svg:d="M33 103c-1 21 4 38 13 49 8 12 21 18 38 18 14 0 25-3 33-8 8-6 13-13 16-21l27 8c-11 29-36 44-76 44-27 0-48-8-63-25-14-16-21-40-21-73 0-30 7-54 22-70 14-17 35-25 62-25 55 0 82 33 82 99v4zM134 79c-2-19-7-34-15-43s-20-13-36-13c-15 0-27 5-36 15-8 10-13 24-14 41z">
            <text:p/>
          </draw:path>
          <draw:path draw:style-name="gr14" draw:text-style-name="P10" draw:layer="measurelines" svg:width="0.151cm" svg:height="0.192cm" svg:x="12.93cm" svg:y="11.992cm" svg:viewBox="0 0 152 193" svg:d="M32 96c0 25 4 43 12 55s19 18 35 18c11 0 20-3 28-9 7-6 12-15 14-28l31 2c-2 18-10 33-23 43-13 11-29 16-49 16-26 0-46-8-60-24-13-17-20-41-20-73 0-31 7-55 21-71 14-17 34-25 59-25 19 0 35 5 48 15 12 10 20 23 23 41l-32 2c-1-10-5-18-12-25-6-6-16-9-28-9-16 0-28 6-35 17-8 11-11 29-12 55z">
            <text:p/>
          </draw:path>
          <draw:path draw:style-name="gr14" draw:text-style-name="P10" draw:layer="measurelines" svg:width="0.152cm" svg:height="0.255cm" svg:x="13.116cm" svg:y="11.927cm" svg:viewBox="0 0 153 256" svg:d="M117 256c-21-28-42-57-63-85-7 6-15 12-23 19 0 22 0 44 0 66-10 0-21 0-31 0 0-85 1-171 1-256 10 0 21 0 31 0 0 53 0 107-1 160 28-30 55-60 83-91 12 0 24 0 36 0-25 27-51 54-76 81 26 35 53 71 79 106-12 0-24 0-36 0z">
            <text:p/>
          </draw:path>
          <draw:path draw:style-name="gr14" draw:text-style-name="P10" draw:layer="measurelines" svg:width="0.085cm" svg:height="0.027cm" svg:x="13.283cm" svg:y="12.075cm" svg:viewBox="0 0 86 28" svg:d="M0 28c0-10 0-19 0-28 29 0 58 0 86 0 0 9 0 18 0 28-29 0-57 0-86 0z">
            <text:p/>
          </draw:path>
          <draw:path draw:style-name="gr14" draw:text-style-name="P10" draw:layer="measurelines" svg:width="0.031cm" svg:height="0.255cm" svg:x="13.408cm" svg:y="11.927cm" svg:viewBox="0 0 32 256" svg:d="M1 30c0-10 0-20 0-30 10 0 21 0 31 0 0 10 0 20 0 30-10 0-21 0-31 0zM0 256c0-62 1-124 1-187 10 0 20 0 31 0 0 63-1 125-1 187-10 0-21 0-31 0z">
            <text:p/>
          </draw:path>
          <draw:path draw:style-name="gr14" draw:text-style-name="P10" draw:layer="measurelines" svg:width="0.149cm" svg:height="0.189cm" svg:x="13.489cm" svg:y="11.993cm" svg:viewBox="0 0 150 190" svg:d="M118 190v-118c1-13-1-22-3-29s-6-12-12-15c-5-3-13-4-23-4-15 0-26 5-35 15-9 11-13 25-13 43l-1 108h-31l1-147c0-21 0-35-1-40h29c0 1 1 3 1 5 0 3 0 6 0 9s0 9 1 18c7-13 16-22 25-27s21-8 35-8c20 0 35 5 45 15 9 10 14 27 14 51l-1 124z">
            <text:p/>
          </draw:path>
          <draw:path draw:style-name="gr14" draw:text-style-name="P10" draw:layer="measurelines" svg:width="0.098cm" svg:height="0.259cm" svg:x="13.66cm" svg:y="11.927cm" svg:viewBox="0 0 99 260" svg:d="M0 260c24-87 48-173 72-260 9 0 18 0 27 0-24 87-47 173-71 260-9 0-19 0-28 0z">
            <text:p/>
          </draw:path>
          <draw:path draw:style-name="gr14" draw:text-style-name="P10" draw:layer="measurelines" svg:width="0.222cm" svg:height="0.249cm" svg:x="13.776cm" svg:y="11.936cm" svg:viewBox="0 0 223 250" svg:d="M119 27c-27 0-48 9-63 26s-22 41-23 71c0 30 8 54 23 72 16 18 37 27 64 27 34 0 59-17 76-51l27 14c-10 21-24 37-42 48s-39 16-63 16c-25 0-46-5-64-15-17-10-31-25-40-44-10-19-14-41-14-67 0-39 11-69 32-91s50-33 87-33c26 0 47 5 65 15 17 10 30 25 38 45l-32 11c-5-15-14-25-27-33-12-7-27-11-44-11z">
            <text:p/>
          </draw:path>
          <draw:path draw:style-name="gr14" draw:text-style-name="P10" draw:layer="measurelines" svg:width="0.148cm" svg:height="0.255cm" svg:x="14.036cm" svg:y="11.927cm" svg:viewBox="0 0 149 256" svg:d="M31 101c7-12 15-21 24-26 9-6 21-9 36-9 20 0 35 5 44 15 10 10 15 27 14 51v124h-31v-118c0-13-1-23-3-29-3-7-7-12-12-15-6-3-13-4-23-4-15 0-26 5-35 15s-13 24-14 41v110h-31l1-256h31v67c0 7 0 14-1 21 0 8-1 12-1 13z">
            <text:p/>
          </draw:path>
          <draw:path draw:style-name="gr14" draw:text-style-name="P10" draw:layer="measurelines" svg:width="0.165cm" svg:height="0.192cm" svg:x="14.221cm" svg:y="11.993cm" svg:viewBox="0 0 166 193" svg:d="M33 103c-1 21 4 38 13 49 8 12 21 18 38 18 14 0 25-3 33-8 8-6 13-13 16-21l27 8c-11 29-36 44-76 44-27 0-48-8-63-25-14-16-21-40-21-73 0-30 7-54 22-70 14-17 35-25 62-25 55 0 82 33 82 99v4zM134 79c-2-19-7-34-15-43s-20-13-36-13c-15 0-27 5-36 15-8 10-13 24-14 41z">
            <text:p/>
          </draw:path>
          <draw:path draw:style-name="gr14" draw:text-style-name="P10" draw:layer="measurelines" svg:width="0.151cm" svg:height="0.192cm" svg:x="14.416cm" svg:y="11.992cm" svg:viewBox="0 0 152 193" svg:d="M32 96c0 25 4 43 12 55s19 18 35 18c11 0 20-3 28-9 7-6 12-15 14-28l31 2c-2 18-10 33-23 43-13 11-29 16-49 16-26 0-46-8-60-24-13-17-20-41-20-73 0-31 7-55 21-71 14-17 34-25 59-25 19 0 35 5 48 15 12 10 20 23 23 41l-32 2c-1-10-5-18-12-25-6-6-16-9-28-9-16 0-28 6-35 17-8 11-11 29-12 55z">
            <text:p/>
          </draw:path>
          <draw:path draw:style-name="gr14" draw:text-style-name="P10" draw:layer="measurelines" svg:width="0.152cm" svg:height="0.255cm" svg:x="14.602cm" svg:y="11.927cm" svg:viewBox="0 0 153 256" svg:d="M117 256c-21-28-42-57-63-85-7 6-15 12-23 19 0 22 0 44 0 66-10 0-21 0-31 0 0-85 1-171 1-256 10 0 21 0 31 0 0 53 0 107-1 160 28-30 55-60 83-91 12 0 24 0 36 0-25 27-51 54-76 81 26 35 53 71 79 106-12 0-24 0-36 0z">
            <text:p/>
          </draw:path>
          <draw:path draw:style-name="gr14" draw:text-style-name="P10" draw:layer="measurelines" svg:width="0.085cm" svg:height="0.027cm" svg:x="14.768cm" svg:y="12.075cm" svg:viewBox="0 0 86 28" svg:d="M0 28c0-10 0-19 0-28 29 0 58 0 86 0 0 9 0 18 0 28-29 0-57 0-86 0z">
            <text:p/>
          </draw:path>
          <draw:path draw:style-name="gr14" draw:text-style-name="P10" draw:layer="measurelines" svg:width="0.166cm" svg:height="0.192cm" svg:x="14.886cm" svg:y="11.993cm" svg:viewBox="0 0 167 193" svg:d="M167 96c0 33-8 57-22 73-15 16-35 24-63 24-27 0-48-8-61-25-14-16-21-40-21-72 0-64 28-96 84-96 28 0 49 8 63 23 13 16 20 40 20 73zM134 96c0-25-4-44-11-56-8-11-21-17-39-17s-31 6-39 18-12 30-12 55c-1 25 3 43 11 56 8 12 21 18 38 18 19 0 32-6 40-18s12-30 12-56z">
            <text:p/>
          </draw:path>
          <draw:path draw:style-name="gr14" draw:text-style-name="P10" draw:layer="measurelines" svg:width="0.149cm" svg:height="0.189cm" svg:x="15.089cm" svg:y="11.996cm" svg:viewBox="0 0 150 190" svg:d="M32 0l-1 118c0 13 1 22 4 29 2 7 6 12 11 15s13 4 23 4c15 0 27-5 36-15 9-11 13-25 13-43v-108h31v147c0 21 0 35 1 40h-30c0-1 0-3 0-5 0-3 0-6 0-9s-1-9-1-18c-8 13-16 22-25 27-10 5-21 8-35 8-21 0-36-5-45-15s-14-27-14-51l1-124z">
            <text:p/>
          </draw:path>
          <draw:path draw:style-name="gr14" draw:text-style-name="P10" draw:layer="measurelines" svg:width="0.089cm" svg:height="0.23cm" svg:x="15.266cm" svg:y="11.955cm" svg:viewBox="0 0 90 231" svg:d="M89 227c-10 3-20 4-31 4-25 0-37-14-37-42l1-125h-22v-23h23l9-41h21v41h34v23h-34l-1 118c0 9 1 15 4 19s8 5 16 5c4 0 10 0 18-2z">
            <text:p/>
          </draw:path>
          <draw:path draw:style-name="gr14" draw:text-style-name="P10" draw:layer="measurelines" svg:width="0.188cm" svg:height="0.242cm" svg:x="15.484cm" svg:y="11.939cm" svg:viewBox="0 0 189 243" svg:d="M189 73c-1 23-8 41-23 55s-36 20-61 20h-72v95h-33l1-243h102c27 0 49 6 63 19 15 13 23 31 23 54zM155 74c1-32-18-48-56-48h-65l-1 96h67c37 0 55-16 55-48z">
            <text:p/>
          </draw:path>
          <draw:path draw:style-name="gr14" draw:text-style-name="P10" draw:layer="measurelines" svg:width="0.165cm" svg:height="0.192cm" svg:x="15.703cm" svg:y="11.993cm" svg:viewBox="0 0 166 193" svg:d="M33 103c-1 21 4 38 13 49 8 12 21 18 38 18 14 0 25-3 33-8 8-6 13-13 16-21l27 8c-11 29-36 44-76 44-27 0-48-8-63-25-14-16-21-40-21-73 0-30 7-54 22-70 14-17 35-25 62-25 55 0 82 33 82 99v4zM134 79c-2-19-7-34-15-43s-20-13-36-13c-15 0-27 5-36 15-8 10-13 24-14 41z">
            <text:p/>
          </draw:path>
          <draw:path draw:style-name="gr14" draw:text-style-name="P10" draw:layer="measurelines" svg:width="0.089cm" svg:height="0.23cm" svg:x="15.893cm" svg:y="11.955cm" svg:viewBox="0 0 90 231" svg:d="M89 227c-10 3-20 4-31 4-25 0-37-14-37-42l1-125h-22v-23h23l9-41h21v41h34v23h-34l-1 118c0 9 1 15 4 19s8 5 16 5c4 0 10 0 18-2z">
            <text:p/>
          </draw:path>
          <draw:path draw:style-name="gr14" draw:text-style-name="P10" draw:layer="measurelines" svg:width="0.085cm" svg:height="0.027cm" svg:x="12.797cm" svg:y="12.469cm" svg:viewBox="0 0 86 28" svg:d="M0 28c0-10 0-19 0-28 29 0 58 0 86 0 0 9 0 18 0 28-29 0-57 0-86 0z">
            <text:p/>
          </draw:path>
          <draw:path draw:style-name="gr14" draw:text-style-name="P10" draw:layer="measurelines" svg:width="0.222cm" svg:height="0.249cm" svg:x="13.011cm" svg:y="12.33cm" svg:viewBox="0 0 223 250" svg:d="M119 27c-27 0-48 9-63 26s-22 41-23 71c0 30 8 54 23 72 16 18 37 27 64 27 34 0 59-17 76-51l27 14c-10 21-24 37-42 48s-39 16-63 16c-25 0-46-5-64-15-17-10-31-25-40-44-10-19-14-41-14-67 0-39 11-69 32-91s50-33 87-33c26 0 47 5 65 15 17 10 30 25 38 45l-32 11c-5-15-14-25-27-33-12-7-27-11-44-11z">
            <text:p/>
          </draw:path>
          <draw:path draw:style-name="gr14" draw:text-style-name="P10" draw:layer="measurelines" svg:width="0.148cm" svg:height="0.255cm" svg:x="13.271cm" svg:y="12.321cm" svg:viewBox="0 0 149 256" svg:d="M31 101c7-12 15-21 24-26 9-6 21-9 36-9 20 0 35 5 44 15 10 10 15 27 14 51v124h-31v-118c0-13-1-23-3-29-3-7-7-12-12-15-6-3-13-4-23-4-15 0-26 5-35 15s-13 24-14 41v110h-31l1-256h31v67c0 7 0 14-1 21 0 8-1 12-1 13z">
            <text:p/>
          </draw:path>
          <draw:path draw:style-name="gr14" draw:text-style-name="P10" draw:layer="measurelines" svg:width="0.165cm" svg:height="0.192cm" svg:x="13.456cm" svg:y="12.387cm" svg:viewBox="0 0 166 193" svg:d="M33 103c-1 21 4 38 13 49 8 12 21 18 38 18 14 0 25-3 33-8 8-6 13-13 16-21l27 8c-11 29-36 44-76 44-27 0-48-8-63-25-14-16-21-40-21-73 0-30 7-54 22-70 14-17 35-25 62-25 55 0 82 33 82 99v4zM134 79c-2-19-7-34-15-43s-20-13-36-13c-15 0-27 5-36 15-8 10-13 24-14 41z">
            <text:p/>
          </draw:path>
          <draw:path draw:style-name="gr14" draw:text-style-name="P10" draw:layer="measurelines" svg:width="0.151cm" svg:height="0.192cm" svg:x="13.651cm" svg:y="12.386cm" svg:viewBox="0 0 152 193" svg:d="M32 96c0 25 4 43 12 55s19 18 35 18c11 0 20-3 28-9 7-6 12-15 14-28l31 2c-2 18-10 33-23 43-13 11-29 16-49 16-26 0-46-8-60-24-13-17-20-41-20-73 0-31 7-55 21-71 14-17 34-25 59-25 19 0 35 5 48 15 12 10 20 23 23 41l-32 2c-1-10-5-18-12-25-6-6-16-9-28-9-16 0-28 6-35 17-8 11-11 29-12 55z">
            <text:p/>
          </draw:path>
          <draw:path draw:style-name="gr14" draw:text-style-name="P10" draw:layer="measurelines" svg:width="0.152cm" svg:height="0.255cm" svg:x="13.838cm" svg:y="12.321cm" svg:viewBox="0 0 153 256" svg:d="M117 256c-21-28-42-57-63-85-7 6-15 12-23 19 0 22 0 44 0 66-10 0-21 0-31 0 0-85 1-171 1-256 10 0 21 0 31 0 0 53 0 107-1 160 28-30 55-60 83-91 12 0 24 0 36 0-25 27-51 54-76 81 26 35 53 71 79 106-12 0-24 0-36 0z">
            <text:p/>
          </draw:path>
          <draw:path draw:style-name="gr14" draw:text-style-name="P10" draw:layer="measurelines" svg:width="0.202cm" svg:height="0.249cm" svg:x="14.105cm" svg:y="12.33cm" svg:viewBox="0 0 203 250" svg:d="M203 179c0 23-9 40-26 53-18 12-43 18-74 18-60 0-94-21-103-62l32-6c4 14 11 25 23 32s28 10 49 10 38-3 49-11c12-7 18-18 18-32 0-8-2-14-6-19-3-5-8-9-15-12-6-4-14-6-23-8-9-3-19-5-30-8-20-4-34-8-44-12-10-5-18-9-24-14-5-6-10-12-13-19s-4-15-4-24c0-21 8-37 24-48s39-17 68-17c28 0 49 4 64 13 14 8 24 23 30 43l-32 6c-4-13-11-23-21-28-10-6-23-9-41-9-19 0-34 3-45 9-10 7-15 17-15 29 0 8 2 14 6 19s9 9 17 12c7 4 22 8 45 13 7 1 14 3 22 5 7 2 14 4 21 6 7 3 13 6 19 9s11 8 15 12c5 5 8 11 11 17 2 7 3 15 3 23z">
            <text:p/>
          </draw:path>
          <draw:path draw:style-name="gr14" draw:text-style-name="P10" draw:layer="measurelines" svg:width="0.157cm" svg:height="0.262cm" svg:x="14.345cm" svg:y="12.387cm" svg:viewBox="0 0 158 263" svg:d="M158 96c0 65-23 97-69 97-28 0-48-11-57-32h-1c0 1 0 10 0 29v73h-31l1-222c0-19 0-32-1-38h30c0 1 0 2 1 5 0 3 0 7 0 13 1 6 1 10 1 12 6-11 13-20 22-25s21-8 36-8c23 0 40 8 52 23 11 15 17 40 16 73zM126 96c0-26-3-44-10-55s-19-17-34-17c-12 0-22 3-29 8s-12 13-16 24c-3 11-5 25-5 43 0 24 3 42 11 54 8 11 21 17 38 17 16 0 27-6 34-17s11-30 11-57z">
            <text:p/>
          </draw:path>
          <draw:path draw:style-name="gr14" draw:text-style-name="P10" draw:layer="measurelines" svg:width="0.18cm" svg:height="0.193cm" svg:x="14.532cm" svg:y="12.386cm" svg:viewBox="0 0 181 194" svg:d="M56 194c-19 0-33-5-42-15s-14-24-14-41c0-19 6-34 19-44 13-11 33-16 62-17l42-1v-10c0-15-3-26-10-33-6-6-16-9-30-9s-24 2-31 7c-6 4-10 12-11 22l-32-3c5-33 30-50 75-50 23 0 41 5 52 16 12 11 18 26 18 47v80c0 9 1 16 3 21 3 4 7 7 14 7 3 0 6-1 10-1v19c-8 2-16 3-24 3-11 0-20-3-25-9s-8-16-9-29h-1c-8 15-17 25-27 31-11 6-24 9-39 9zM63 170c12 0 22-2 31-7 9-6 16-13 21-22s7-18 7-27l1-15h-34c-15 0-26 1-34 4-7 2-13 7-17 13-4 5-6 13-6 22 0 11 3 18 8 24s13 8 23 8z">
            <text:p/>
          </draw:path>
          <draw:path draw:style-name="gr14" draw:text-style-name="P10" draw:layer="measurelines" svg:width="0.151cm" svg:height="0.192cm" svg:x="14.726cm" svg:y="12.386cm" svg:viewBox="0 0 152 193" svg:d="M32 96c0 25 4 43 12 55s19 18 35 18c11 0 20-3 28-9 7-6 12-15 14-28l31 2c-2 18-10 33-23 43-13 11-29 16-49 16-26 0-46-8-60-24-13-17-20-41-20-73 0-31 7-55 21-71 14-17 34-25 59-25 19 0 35 5 48 15 12 10 20 23 23 41l-32 2c-1-10-5-18-12-25-6-6-16-9-28-9-16 0-28 6-35 17-8 11-11 29-12 55z">
            <text:p/>
          </draw:path>
          <draw:path draw:style-name="gr14" draw:text-style-name="P10" draw:layer="measurelines" svg:width="0.165cm" svg:height="0.192cm" svg:x="14.904cm" svg:y="12.387cm" svg:viewBox="0 0 166 193" svg:d="M33 103c-1 21 4 38 13 49 8 12 21 18 38 18 14 0 25-3 33-8 8-6 13-13 16-21l27 8c-11 29-36 44-76 44-27 0-48-8-63-25-14-16-21-40-21-73 0-30 7-54 22-70 14-17 35-25 62-25 55 0 82 33 82 99v4zM134 79c-2-19-7-34-15-43s-20-13-36-13c-15 0-27 5-36 15-8 10-13 24-14 41z">
            <text:p/>
          </draw:path>
          <draw:path draw:style-name="gr14" draw:text-style-name="P10" draw:layer="measurelines" svg:width="0.153cm" svg:height="0.192cm" svg:x="15.094cm" svg:y="12.387cm" svg:viewBox="0 0 154 193" svg:d="M154 138c0 18-7 31-20 41-13 9-32 14-56 14-23 0-41-4-54-11-12-8-20-20-24-36l27-6c3 10 8 18 17 22 8 5 19 7 34 7 16 0 27-2 35-7 7-5 11-12 11-22 0-7-3-13-8-18-5-4-13-8-24-11l-22-6c-18-4-31-9-38-13-8-5-14-10-18-16-4-7-6-15-6-24 0-17 6-30 18-39s30-13 53-13c21 0 37 4 49 11s20 19 23 35l-28 3c-2-8-6-14-14-19-7-4-17-7-30-7-14 0-24 3-31 7s-10 11-10 19c0 5 1 10 4 13 3 4 7 7 12 9 6 2 17 6 34 10s29 8 36 12c7 3 13 7 17 11s7 9 10 15c2 5 3 12 3 19z">
            <text:p/>
          </draw:path>
          <draw:path draw:style-name="gr14" draw:text-style-name="P10" draw:layer="measurelines" svg:width="0.085cm" svg:height="0.027cm" svg:x="12.942cm" svg:y="12.863cm" svg:viewBox="0 0 86 28" svg:d="M0 28c0-10 0-19 0-28 29 0 58 0 86 0 0 9 0 18 0 28-29 0-57 0-86 0z">
            <text:p/>
          </draw:path>
          <draw:path draw:style-name="gr14" draw:text-style-name="P10" draw:layer="measurelines" svg:width="0.19cm" svg:height="0.242cm" svg:x="13.167cm" svg:y="12.728cm" svg:viewBox="0 0 191 243" svg:d="M0 243c0-81 1-162 1-243 61 0 123 0 184 0 0 9 0 18 0 27-50 0-101 0-151 0 0 26 0 52-1 78 47 0 94 0 141 0 0 9 0 18 0 26-47 0-94 0-141 0 0 29 0 57 0 85 53 0 106 0 158 0 0 9 0 18 0 27-63 0-127 0-191 0z">
            <text:p/>
          </draw:path>
          <draw:path draw:style-name="gr14" draw:text-style-name="P10" draw:layer="measurelines" svg:width="0.157cm" svg:height="0.258cm" svg:x="13.391cm" svg:y="12.715cm" svg:viewBox="0 0 158 259" svg:d="M126 226c-5 12-13 20-23 25-9 5-21 8-35 8-23 0-41-8-52-24s-16-40-16-72c0-65 23-97 69-97 14 0 26 3 35 8 10 5 17 13 23 24v-20-78h31l-1 217c0 20 1 32 1 39h-29c-1-2-1-7-1-13-1-7-1-13-1-17zM33 162c-1 26 3 45 10 56s18 17 33 17c18 0 31-6 39-18s12-31 12-57c0-24-4-42-12-54-8-11-20-17-38-17-15 0-27 6-34 17-7 12-10 30-10 56z">
            <text:p/>
          </draw:path>
          <draw:path draw:style-name="gr14" draw:text-style-name="P10" draw:layer="measurelines" svg:width="0.031cm" svg:height="0.255cm" svg:x="13.593cm" svg:y="12.715cm" svg:viewBox="0 0 32 256" svg:d="M1 30c0-10 0-20 0-30 10 0 21 0 31 0 0 10 0 20 0 30-10 0-21 0-31 0zM0 256c0-62 1-124 1-187 10 0 20 0 31 0 0 63-1 125-1 187-10 0-21 0-31 0z">
            <text:p/>
          </draw:path>
          <draw:path draw:style-name="gr14" draw:text-style-name="P10" draw:layer="measurelines" svg:width="0.089cm" svg:height="0.23cm" svg:x="13.652cm" svg:y="12.743cm" svg:viewBox="0 0 90 231" svg:d="M89 227c-10 3-20 4-31 4-25 0-37-14-37-42l1-125h-22v-23h23l9-41h21v41h34v23h-34l-1 118c0 9 1 15 4 19s8 5 16 5c4 0 10 0 18-2z">
            <text:p/>
          </draw:path>
          <draw:path draw:style-name="gr14" draw:text-style-name="P10" draw:layer="measurelines" svg:width="0.202cm" svg:height="0.249cm" svg:x="13.857cm" svg:y="12.724cm" svg:viewBox="0 0 203 250" svg:d="M203 179c0 23-9 40-26 53-18 12-43 18-74 18-60 0-94-21-103-62l32-6c4 14 11 25 23 32s28 10 49 10 38-3 49-11c12-7 18-18 18-32 0-8-2-14-6-19-3-5-8-9-15-12-6-4-14-6-23-8-9-3-19-5-30-8-20-4-34-8-44-12-10-5-18-9-24-14-5-6-10-12-13-19s-4-15-4-24c0-21 8-37 24-48s39-17 68-17c28 0 49 4 64 13 14 8 24 23 30 43l-32 6c-4-13-11-23-21-28-10-6-23-9-41-9-19 0-34 3-45 9-10 7-15 17-15 29 0 8 2 14 6 19s9 9 17 12c7 4 22 8 45 13 7 1 14 3 22 5 7 2 14 4 21 6 7 3 13 6 19 9s11 8 15 12c5 5 8 11 11 17 2 7 3 15 3 23z">
            <text:p/>
          </draw:path>
          <draw:path draw:style-name="gr14" draw:text-style-name="P10" draw:layer="measurelines" svg:width="0.165cm" svg:height="0.192cm" svg:x="14.093cm" svg:y="12.781cm" svg:viewBox="0 0 166 193" svg:d="M33 103c-1 21 4 38 13 49 8 12 21 18 38 18 14 0 25-3 33-8 8-6 13-13 16-21l27 8c-11 29-36 44-76 44-27 0-48-8-63-25-14-16-21-40-21-73 0-30 7-54 22-70 14-17 35-25 62-25 55 0 82 33 82 99v4zM134 79c-2-19-7-34-15-43s-20-13-36-13c-15 0-27 5-36 15-8 10-13 24-14 41z">
            <text:p/>
          </draw:path>
          <draw:path draw:style-name="gr14" draw:text-style-name="P10" draw:layer="measurelines" svg:width="0.089cm" svg:height="0.23cm" svg:x="14.278cm" svg:y="12.743cm" svg:viewBox="0 0 90 231" svg:d="M89 227c-10 3-20 4-31 4-25 0-37-14-37-42l1-125h-22v-23h23l9-41h21v41h34v23h-34l-1 118c0 9 1 15 4 19s8 5 16 5c4 0 10 0 18-2z">
            <text:p/>
          </draw:path>
          <draw:path draw:style-name="gr14" draw:text-style-name="P10" draw:layer="measurelines" svg:width="0.089cm" svg:height="0.23cm" svg:x="14.376cm" svg:y="12.743cm" svg:viewBox="0 0 90 231" svg:d="M89 227c-10 3-20 4-31 4-25 0-37-14-37-42l1-125h-22v-23h23l9-41h21v41h34v23h-34l-1 118c0 9 1 15 4 19s8 5 16 5c4 0 10 0 18-2z">
            <text:p/>
          </draw:path>
          <draw:path draw:style-name="gr14" draw:text-style-name="P10" draw:layer="measurelines" svg:width="0.031cm" svg:height="0.255cm" svg:x="14.491cm" svg:y="12.715cm" svg:viewBox="0 0 32 256" svg:d="M1 30c0-10 0-20 0-30 10 0 21 0 31 0 0 10 0 20 0 30-10 0-21 0-31 0zM0 256c0-62 1-124 1-187 10 0 20 0 31 0 0 63-1 125-1 187-10 0-21 0-31 0z">
            <text:p/>
          </draw:path>
          <draw:path draw:style-name="gr14" draw:text-style-name="P10" draw:layer="measurelines" svg:width="0.149cm" svg:height="0.189cm" svg:x="14.568cm" svg:y="12.781cm" svg:viewBox="0 0 150 190" svg:d="M118 190v-118c1-13-1-22-3-29s-6-12-12-15c-5-3-13-4-23-4-15 0-26 5-35 15-9 11-13 25-13 43l-1 108h-31l1-147c0-21 0-35-1-40h29c0 1 1 3 1 5 0 3 0 6 0 9s0 9 1 18c7-13 16-22 25-27s21-8 35-8c20 0 35 5 45 15 9 10 14 27 14 51l-1 124z">
            <text:p/>
          </draw:path>
          <draw:path draw:style-name="gr14" draw:text-style-name="P10" draw:layer="measurelines" svg:width="0.158cm" svg:height="0.262cm" svg:x="14.758cm" svg:y="12.781cm" svg:viewBox="0 0 159 263" svg:d="M79 263c-20 0-37-4-49-12s-19-19-23-34l31-5c2 9 7 16 14 20 7 5 16 7 28 7 31 0 46-18 46-54l1-30h-1c-6 12-14 21-24 27s-22 9-36 9c-23 0-40-8-50-23-11-15-16-39-16-71 0-33 6-58 18-73 11-16 29-24 52-24 14 0 25 3 35 9 9 6 17 15 22 26 0-4 1-10 1-18 1-9 1-13 2-13h29c-1 6-1 19-1 38l-1 143c0 52-26 78-78 78zM127 96c0-15-2-28-6-39s-10-19-18-25c-7-6-16-9-25-9-16 0-28 6-35 17-7 12-11 31-11 56 0 26 3 44 10 55 7 12 18 17 35 17 10 0 18-3 26-9 7-5 13-14 17-24 5-11 7-24 7-39z">
            <text:p/>
          </draw:path>
          <draw:path draw:style-name="gr14" draw:text-style-name="P10" draw:layer="measurelines" svg:width="0.153cm" svg:height="0.192cm" svg:x="14.947cm" svg:y="12.781cm" svg:viewBox="0 0 154 193" svg:d="M154 138c0 18-7 31-20 41-13 9-32 14-56 14-23 0-41-4-54-11-12-8-20-20-24-36l27-6c3 10 8 18 17 22 8 5 19 7 34 7 16 0 27-2 35-7 7-5 11-12 11-22 0-7-3-13-8-18-5-4-13-8-24-11l-22-6c-18-4-31-9-38-13-8-5-14-10-18-16-4-7-6-15-6-24 0-17 6-30 18-39s30-13 53-13c21 0 37 4 49 11s20 19 23 35l-28 3c-2-8-6-14-14-19-7-4-17-7-30-7-14 0-24 3-31 7s-10 11-10 19c0 5 1 10 4 13 3 4 7 7 12 9 6 2 17 6 34 10s29 8 36 12c7 3 13 7 17 11s7 9 10 15c2 5 3 12 3 19z">
            <text:p/>
          </draw:path>
        </draw:g>
        <draw:connector draw:style-name="gr15" draw:text-style-name="P12" draw:layer="measurelines" draw:type="lines" svg:x1="22.431cm" svg:y1="16.24cm" svg:x2="20.043cm" svg:y2="15.286cm" draw:start-shape="id11" draw:start-glue-point="0" draw:end-shape="id12" draw:end-glue-point="6" svg:d="M22431 16240v-502l-2388 50v-502" svg:viewBox="0 0 2389 955">
          <text:p text:style-name="P11"><text:span text:style-name="T1">Sp</text:span><text:span text:style-name="T1">ot <text:s/></text:span><text:span text:style-name="T1">op</text:span><text:span text:style-name="T1">en</text:span></text:p>
          <text:p text:style-name="P11"><text:span text:style-name="T1">D</text:span><text:span text:style-name="T1">og</text:span></text:p>
        </draw:connector>
        <draw:custom-shape draw:style-name="gr16" draw:text-style-name="P14" xml:id="id14" draw:id="id14" draw:layer="measurelines" svg:width="1.587cm" svg:height="0.951cm" draw:transform="skewX (0.0420624349730633) translate (15.645cm 4.042cm)">
          <text:p text:style-name="P13"><text:span text:style-name="T1">Log</text:span></text:p>
          <text:p text:style-name="P13"><text:span text:style-name="T1"><text:s/></text:span><text:span text:style-name="T1">IN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5" draw:layer="measurelines" draw:type="lines" svg:x1="14.964cm" svg:y1="3.54cm" svg:x2="15.625cm" svg:y2="4.517cm" draw:start-shape="id13" draw:start-glue-point="9" draw:end-shape="id14" draw:end-glue-point="5" svg:d="M14964 3540h824l-664 977h501" svg:viewBox="0 0 825 978">
          <text:p/>
        </draw:connector>
        <draw:connector draw:style-name="gr6" draw:text-style-name="P17" draw:layer="measurelines" draw:type="lines" svg:x1="16.399cm" svg:y1="4.993cm" svg:x2="9.413cm" svg:y2="5.947cm" draw:start-shape="id14" draw:start-glue-point="6" draw:end-shape="id1" draw:end-glue-point="0" svg:d="M16399 4993v499l-6986-46v501" svg:viewBox="0 0 6987 955">
          <text:p text:style-name="P16"><text:span text:style-name="T3">Logged in</text:span></text:p>
        </draw:connector>
        <draw:connector draw:style-name="gr6" draw:text-style-name="P17" draw:layer="measurelines" draw:type="lines" svg:x1="17.213cm" svg:y1="4.517cm" svg:x2="16.439cm" svg:y2="4.042cm" draw:start-shape="id14" draw:start-glue-point="7" draw:end-shape="id14" draw:end-glue-point="4" svg:d="M17213 4517h500l-1274-976v501" svg:viewBox="0 0 1275 977">
          <text:p text:style-name="P16"><text:span text:style-name="T3">Fail</text:span></text:p>
        </draw:connector>
        <draw:custom-shape draw:style-name="gr17" draw:text-style-name="P14" xml:id="id4" draw:id="id4" draw:layer="measurelines" svg:width="1.587cm" svg:height="1.27cm" svg:x="13.065cm" svg:y="6.899cm">
          <text:p text:style-name="P13"><text:span text:style-name="T1">logout </text:span></text:p>
          <text:p text:style-name="P13"><text:span text:style-name="T1">elsewher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9" xml:id="id15" draw:id="id15" draw:layer="measurelines" svg:width="5.08cm" svg:height="8.255cm" svg:x="2.27cm" svg:y="3.407cm">
          <text:p text:style-name="P2">Load Config</text:p>
          <text:p text:style-name="P18"><text:span text:style-name="T1">- </text:span><text:span text:style-name="T1">min_d</text:span><text:span text:style-name="T1">ays = </text:span><text:span text:style-name="T1">2</text:span></text:p>
          <text:p text:style-name="P18"><text:span text:style-name="T1">- </text:span><text:span text:style-name="T1">dog_ro</text:span><text:span text:style-name="T1">oms = </text:span><text:span text:style-name="T1">30</text:span></text:p>
          <text:p text:style-name="P18"><text:span text:style-name="T1">- </text:span><text:span text:style-name="T1">cat_ro</text:span><text:span text:style-name="T1">oms = </text:span><text:span text:style-name="T1">12</text:span></text:p>
          <text:p text:style-name="P18"><text:span text:style-name="T1">Dog </text:span><text:span text:style-name="T1">Fees- </text:span><text:span text:style-name="T1">Daily</text:span></text:p>
          <text:p text:style-name="P18"><text:span text:style-name="T1">L- </text:span><text:span text:style-name="T1">30lb+ </text:span><text:span text:style-name="T1">= </text:span><text:span text:style-name="T1">$34.00 </text:span><text:span text:style-name="T1">daily</text:span></text:p>
          <text:p text:style-name="P18"><text:span text:style-name="T1"><text:s/></text:span><text:span text:style-name="T1">M- 20-</text:span><text:span text:style-name="T1">30lb = </text:span><text:span text:style-name="T1">$29.00 </text:span><text:span text:style-name="T1">daily</text:span></text:p>
          <text:p text:style-name="P18"><text:span text:style-name="T1">S - </text:span><text:span text:style-name="T1">20lb- = </text:span><text:span text:style-name="T1">$24.00 </text:span><text:span text:style-name="T1">daily</text:span></text:p>
          <text:p text:style-name="P18"><text:span text:style-name="T1">Dog </text:span><text:span text:style-name="T1">Fees </text:span><text:span text:style-name="T1">Groom</text:span><text:span text:style-name="T1">ing</text:span></text:p>
          <text:p text:style-name="P18"><text:span text:style-name="T1">L - </text:span><text:span text:style-name="T1">30lb+ </text:span><text:span text:style-name="T1">= </text:span><text:span text:style-name="T1">$29.95 </text:span><text:span text:style-name="T1">daily</text:span></text:p>
          <text:p text:style-name="P18"><text:span text:style-name="T1">M - 20-</text:span><text:span text:style-name="T1">30lb = </text:span><text:span text:style-name="T1">$24.95 </text:span><text:span text:style-name="T1">daily</text:span></text:p>
          <text:p text:style-name="P18"><text:span text:style-name="T1">S - </text:span><text:span text:style-name="T1">20lb- = </text:span><text:span text:style-name="T1">$19.95 </text:span><text:span text:style-name="T1">daily</text:span></text:p>
          <text:p text:style-name="P18"><text:span text:style-name="T1">Cat </text:span><text:span text:style-name="T1">Lodgin</text:span><text:span text:style-name="T1">g</text:span></text:p>
          <text:p text:style-name="P18"><text:span text:style-name="T1">Any = </text:span><text:span text:style-name="T1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5" draw:layer="measurelines" draw:line-skew="5.898cm" svg:x1="7.667cm" svg:y1="9.122cm" svg:x2="4.81cm" svg:y2="3.407cm" draw:start-shape="id1" draw:start-glue-point="3" draw:end-shape="id15" draw:end-glue-point="0" svg:d="M7667 9122v-6217h-2857v502" svg:viewBox="0 0 2858 6218">
          <text:p/>
        </draw:connector>
        <draw:connector draw:style-name="gr5" draw:text-style-name="P15" draw:layer="measurelines" svg:x1="4.81cm" svg:y1="11.662cm" svg:x2="9.413cm" svg:y2="12.297cm" draw:start-shape="id15" draw:start-glue-point="2" draw:end-shape="id1" draw:end-glue-point="2" svg:d="M4810 11662v1137h4603v-502" svg:viewBox="0 0 4604 1138">
          <text:p/>
        </draw:connector>
        <draw:custom-shape draw:style-name="gr19" draw:text-style-name="P20" xml:id="id1" draw:id="id1" draw:layer="measurelines" svg:width="3.493cm" svg:height="6.35cm" svg:x="7.667cm" svg:y="5.947cm">
          <text:p text:style-name="P18"><text:span text:style-name="T1">Per</text:span><text:span text:style-name="T1">for</text:span><text:span text:style-name="T1">m </text:span><text:span text:style-name="T1">Out</text:span><text:span text:style-name="T1">h </text:span><text:span text:style-name="T1">Log</text:span><text:span text:style-name="T1">in</text:span></text:p>
          <text:p text:style-name="P18"><text:span text:style-name="T1">- </text:span><text:span text:style-name="T1">Co</text:span><text:span text:style-name="T1">nne</text:span><text:span text:style-name="T1">ct </text:span><text:span text:style-name="T1">Ser</text:span><text:span text:style-name="T1">ver</text:span></text:p>
          <text:p text:style-name="P18"><text:span text:style-name="T1">- </text:span><text:span text:style-name="T1">Loa</text:span><text:span text:style-name="T1">d </text:span><text:span text:style-name="T1">Co</text:span><text:span text:style-name="T1">nfig</text:span></text:p>
          <text:p text:style-name="P18"><text:span text:style-name="T1">- </text:span><text:span text:style-name="T1">Initi</text:span><text:span text:style-name="T1">aliz</text:span><text:span text:style-name="T1">e </text:span><text:span text:style-name="T1">GU</text:span><text:span text:style-name="T1">I</text:span></text:p>
          <text:p text:style-name="P18"><text:span text:style-name="T1">- </text:span><text:span text:style-name="T1">Buil</text:span><text:span text:style-name="T1">d </text:span><text:span text:style-name="T1">Ba</text:span><text:span text:style-name="T1">se </text:span><text:span text:style-name="T1">Sc</text:span><text:span text:style-name="T1">he</text:span><text:span text:style-name="T1">ma</text:span></text:p>
          <text:p text:style-name="P18"><text:span text:style-name="T1">- </text:span><text:span text:style-name="T1">Ch</text:span><text:span text:style-name="T1">eck </text:span><text:span text:style-name="T1">if </text:span><text:span text:style-name="T1">alre</text:span><text:span text:style-name="T1">ady </text:span><text:span text:style-name="T1">log</text:span><text:span text:style-name="T1">ged </text:span><text:span text:style-name="T1">in.</text:span></text:p>
          <text:p text:style-name="P18"><text:span text:style-name="T1">- </text:span><text:span text:style-name="T1">Log</text:span><text:span text:style-name="T1">in </text:span><text:span text:style-name="T1">Us</text:span><text:span text:style-name="T1">er</text:span></text:p>
          <text:p text:style-name="P18"><text:span text:style-name="T1">- </text:span><text:span text:style-name="T1">Pull</text:span><text:span text:style-name="T1">ed </text:span><text:span text:style-name="T1">Ch</text:span><text:span text:style-name="T1">eck</text:span><text:span text:style-name="T1">ed </text:span><text:span text:style-name="T1">in </text:span><text:span text:style-name="T1">cal</text:span><text:span text:style-name="T1">end</text:span><text:span text:style-name="T1">ar </text:span><text:span text:style-name="T1">syn</text:span><text:span text:style-name="T1">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0" xml:id="id16" draw:id="id16" draw:layer="measurelines" svg:width="3.81cm" svg:height="1.904cm" svg:x="19.732cm" svg:y="3.223cm">
          <text:p text:style-name="P18"><text:span text:style-name="T1">Close Out</text:span></text:p>
          <text:p text:style-name="P18"><text:span text:style-name="T1">- Close DB </text:span><text:span text:style-name="T1">connection</text:span></text:p>
          <text:p text:style-name="P18"><text:span text:style-name="T1">- Perform Clean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5" draw:layer="measurelines" draw:type="curve" svg:x1="13.873cm" svg:y1="6.899cm" svg:x2="19.732cm" svg:y2="4.175cm" draw:end-shape="id16" draw:end-glue-point="3" svg:d="M13873 6899c4018 0 1089-2724 5859-2724" svg:viewBox="0 0 5860 2725">
          <text:p text:style-name="P16">no</text:p>
        </draw:connector>
        <draw:custom-shape draw:style-name="gr21" draw:text-style-name="P20" xml:id="id26" draw:id="id26" draw:layer="measurelines" svg:width="4.127cm" svg:height="1.27cm" svg:x="8.302cm" svg:y="16.107cm">
          <text:p text:style-name="P18"><text:span text:style-name="T1">Check Database</text:span></text:p>
          <text:p text:style-name="P18"><text:span text:style-name="T1">- Return </text:span><text:span text:style-name="T1">Owner/Pet/ </text:span><text:span text:style-name="T1">Category Fou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5" draw:layer="measurelines" svg:x1="4.968cm" svg:y1="19.281cm" svg:x2="4.651cm" svg:y2="21.186cm" draw:start-shape="id17" draw:start-glue-point="8" draw:end-shape="id7" draw:end-glue-point="4" svg:d="M4968 19281v953h-317v952" svg:viewBox="0 0 318 1906">
          <text:p text:style-name="P16">Open/</text:p>
          <text:p text:style-name="P16">Close</text:p>
        </draw:connector>
        <draw:connector draw:style-name="gr23" draw:text-style-name="P15" draw:layer="measurelines" svg:x1="5.123cm" svg:y1="15.789cm" svg:x2="5.444cm" svg:y2="18.329cm" draw:start-shape="id9" draw:start-glue-point="2" draw:end-shape="id17" draw:end-glue-point="4" svg:d="M5123 15789v1270h321v1270" svg:viewBox="0 0 322 2541">
          <text:p/>
        </draw:connector>
        <draw:custom-shape draw:style-name="gr24" draw:text-style-name="P20" xml:id="id18" draw:id="id18" draw:layer="measurelines" svg:width="5.397cm" svg:height="3.492cm" svg:x="7.35cm" svg:y="18.329cm">
          <text:p text:style-name="P18"><text:span text:style-name="T1">Show Fields Update?</text:span></text:p>
          <text:p text:style-name="P18"><text:span text:style-name="T1">- Ask for Pet Info</text:span></text:p>
          <text:p text:style-name="P18"><text:span text:style-name="T1">Age</text:span></text:p>
          <text:p text:style-name="P18"><text:span text:style-name="T1">Type</text:span></text:p>
          <text:p text:style-name="P18"><text:span text:style-name="T1">Name</text:span></text:p>
          <text:p text:style-name="P18"><text:span text:style-name="T1">- If Dog;</text:span></text:p>
          <text:p text:style-name="P18"><text:span text:style-name="T1">Weight</text:span></text:p>
          <text:p text:style-name="P18"><text:span text:style-name="T1"/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15" draw:layer="measurelines" draw:type="lines" svg:x1="10.049cm" svg:y1="18.329cm" svg:x2="5.123cm" svg:y2="15.789cm" draw:start-shape="id18" draw:start-glue-point="5" draw:end-shape="id9" draw:end-glue-point="2" svg:d="M10049 18329v-501l-4926-1538v-501" svg:viewBox="0 0 4927 2541">
          <text:p/>
        </draw:connector>
        <draw:connector draw:style-name="gr6" draw:text-style-name="P15" draw:layer="measurelines" draw:type="lines" svg:x1="5.762cm" svg:y1="21.98cm" svg:x2="8.024cm" svg:y2="20.075cm" draw:start-shape="id7" draw:start-glue-point="7" draw:end-shape="id18" draw:end-glue-point="9" svg:d="M5762 21980h501l585-1905h1176" svg:viewBox="0 0 2263 1906">
          <text:p text:style-name="P16">yes</text:p>
        </draw:connector>
        <draw:custom-shape draw:style-name="gr25" draw:text-style-name="P20" xml:id="id8" draw:id="id8" draw:layer="measurelines" svg:width="5.079cm" svg:height="3.492cm" svg:x="6.398cm" svg:y="22.457cm">
          <text:p text:style-name="P18"><text:span text:style-name="T1">Create New Pet?</text:span></text:p>
          <text:p text:style-name="P18"><text:span text:style-name="T1">- Ask for Pet Info</text:span></text:p>
          <text:p text:style-name="P18"><text:span text:style-name="T1">Age</text:span></text:p>
          <text:p text:style-name="P18"><text:span text:style-name="T1">Type</text:span></text:p>
          <text:p text:style-name="P18"><text:span text:style-name="T1">Name</text:span></text:p>
          <text:p text:style-name="P18"><text:span text:style-name="T1">- If Dog;</text:span></text:p>
          <text:p text:style-name="P18"><text:span text:style-name="T1">Weight</text:span></text:p>
          <text:p text:style-name="P18"><text:span text:style-name="T1"/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20" xml:id="id12" draw:id="id12" draw:layer="measurelines" svg:width="4.31cm" svg:height="1.904cm" draw:transform="skewX (0.0773180858633488) translate (18.036cm 13.382cm)">
          <text:p text:style-name="P18">If min_days &amp; Groom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5" draw:layer="measurelines" draw:type="line" svg:x1="20.191cm" svg:y1="13.382cm" svg:x2="19.391cm" svg:y2="12.932cm" draw:start-shape="id12" draw:start-glue-point="4" draw:end-shape="id19" draw:end-glue-point="2" svg:d="M20191 13382l-800-450" svg:viewBox="0 0 801 451">
          <text:p text:style-name="P16">Yes</text:p>
        </draw:connector>
        <draw:custom-shape draw:style-name="gr27" draw:text-style-name="P19" xml:id="id11" draw:id="id11" draw:layer="measurelines" svg:width="2.857cm" svg:height="4.127cm" svg:x="21.003cm" svg:y="16.24cm">
          <text:p text:style-name="P2">Calculate Fee For Selected Pet</text:p>
          <text:p text:style-name="P2">Check Open Spots for selec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xml:id="id20" draw:id="id20" draw:layer="measurelines" svg:width="3.175cm" svg:height="1.27cm" svg:x="19.732cm" svg:y="9.439cm">
          <text:p text:style-name="P18">Book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9" xml:id="id10" draw:id="id10" draw:layer="measurelines" svg:width="4.445cm" svg:height="1.27cm" svg:x="13.382cm" svg:y="14.519cm">
          <text:p text:style-name="P2">Number of Requested Day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15" draw:layer="measurelines" draw:type="line" svg:x1="17.375cm" svg:y1="15.154cm" svg:x2="21.003cm" svg:y2="18.303cm" draw:start-shape="id10" draw:start-glue-point="9" draw:end-shape="id11" draw:end-glue-point="3" svg:d="M17375 15154l3628 3149" svg:viewBox="0 0 3629 3150">
          <text:p/>
        </draw:connector>
        <draw:connector draw:style-name="gr6" draw:text-style-name="P15" draw:layer="measurelines" draw:type="line" svg:x1="22.431cm" svg:y1="16.24cm" svg:x2="22.907cm" svg:y2="10.074cm" draw:start-shape="id11" draw:start-glue-point="0" draw:end-shape="id20" draw:end-glue-point="7" svg:d="M22431 16240l476-6166" svg:viewBox="0 0 477 6167">
          <text:p text:style-name="P16">Spot Open</text:p>
          <text:p text:style-name="P16">Cat</text:p>
        </draw:connector>
        <draw:connector draw:style-name="gr6" draw:text-style-name="P21" draw:layer="measurelines" draw:type="lines" svg:x1="22.431cm" svg:y1="20.367cm" svg:x2="18.144cm" svg:y2="18.329cm" draw:start-shape="id11" draw:start-glue-point="2" draw:end-shape="id21" draw:end-glue-point="7" svg:d="M22431 20367v501l-3786-2539h-501" svg:viewBox="0 0 4288 2540">
          <text:p text:style-name="P11">No open spots</text:p>
        </draw:connector>
        <draw:custom-shape draw:style-name="gr30" draw:text-style-name="P19" xml:id="id21" draw:id="id21" draw:layer="measurelines" svg:width="4.127cm" svg:height="2.54cm" svg:x="14.017cm" svg:y="17.059cm">
          <text:p text:style-name="P2">Print Calendar of available spots;</text:p>
          <text:p text:style-name="P2">Cat/Dog For selected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5" draw:layer="measurelines" draw:type="line" svg:x1="16.081cm" svg:y1="17.059cm" svg:x2="15.605cm" svg:y2="15.789cm" draw:start-shape="id21" draw:start-glue-point="4" draw:end-shape="id10" draw:end-glue-point="8" svg:d="M16081 17059l-476-1270" svg:viewBox="0 0 477 1271">
          <text:p/>
        </draw:connector>
        <draw:custom-shape draw:style-name="gr31" draw:text-style-name="P19" xml:id="id22" draw:id="id22" draw:layer="measurelines" svg:width="2.857cm" svg:height="2.222cm" svg:x="2.905cm" svg:y="24.362cm">
          <text:p text:style-name="P2">Calendar Popup Of used Spots/Free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32" draw:text-style-name="P15" draw:layer="measurelines" draw:type="lines" svg:x1="2.905cm" svg:y1="25.473cm" svg:x2="2.909cm" svg:y2="14.995cm" draw:start-shape="id22" draw:start-glue-point="5" draw:end-shape="id9" svg:d="M2905 25473h-502l1-10478h505" svg:viewBox="0 0 507 10479">
          <text:p/>
        </draw:connector>
        <draw:custom-shape draw:style-name="gr33" draw:text-style-name="P19" xml:id="id23" draw:id="id23" draw:layer="measurelines" svg:width="2.54cm" svg:height="1.27cm" svg:x="17.51cm" svg:y="7.534cm">
          <text:p text:style-name="P2">Update</text:p>
          <text:p text:style-name="P2">Calendar</text:p>
          <text:p text:style-name="P2">Book Room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onnector draw:style-name="gr6" draw:text-style-name="P15" draw:layer="measurelines" draw:type="line" svg:x1="19.732cm" svg:y1="10.074cm" svg:x2="20.05cm" svg:y2="8.169cm" draw:start-shape="id20" draw:start-glue-point="5" draw:end-shape="id23" draw:end-glue-point="7" svg:d="M19732 10074l318-1905" svg:viewBox="0 0 319 1906">
          <text:p text:style-name="P16">Yes</text:p>
        </draw:connector>
        <draw:connector draw:style-name="gr5" draw:text-style-name="P15" draw:layer="measurelines" draw:type="line" svg:x1="17.51cm" svg:y1="8.169cm" svg:x2="16.246cm" svg:y2="12.455cm" draw:start-shape="id23" draw:start-glue-point="5" draw:end-shape="id5" draw:end-glue-point="1" svg:d="M17510 8169l-1264 4286" svg:viewBox="0 0 1265 4287">
          <text:p/>
        </draw:connector>
        <draw:custom-shape draw:style-name="gr34" draw:text-style-name="P16" draw:layer="measurelines" svg:width="1.905cm" svg:height="1.587cm" svg:x="25.765cm" svg:y="11.6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9" xml:id="id19" draw:id="id19" draw:layer="layout" svg:width="3.222cm" svg:height="0.999cm" svg:x="17.78cm" svg:y="11.933cm">
          <text:p text:style-name="P2">Add Groom Fee <text:s/>based on <text:s/>p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5" draw:layer="measurelines" draw:type="line" svg:x1="19.391cm" svg:y1="11.933cm" svg:x2="21.32cm" svg:y2="10.709cm" draw:start-shape="id19" draw:start-glue-point="0" draw:end-shape="id20" draw:end-glue-point="6" svg:d="M19391 11933l1929-1224" svg:viewBox="0 0 1930 1225">
          <text:p/>
        </draw:connector>
        <draw:connector draw:style-name="gr6" draw:text-style-name="P15" draw:layer="measurelines" draw:type="line" svg:x1="22.273cm" svg:y1="14.334cm" svg:x2="21.32cm" svg:y2="10.709cm" draw:start-shape="id12" draw:start-glue-point="7" draw:end-shape="id20" draw:end-glue-point="6" svg:d="M22273 14334l-953-3625" svg:viewBox="0 0 954 3626">
          <text:p text:style-name="P16">No</text:p>
        </draw:connector>
        <draw:connector draw:style-name="gr5" draw:text-style-name="P15" draw:layer="measurelines" draw:type="line" svg:x1="19.732cm" svg:y1="10.074cm" svg:x2="16.246cm" svg:y2="12.455cm" draw:start-shape="id20" draw:start-glue-point="5" draw:end-shape="id5" draw:end-glue-point="1" svg:d="M19732 10074l-3486 2381" svg:viewBox="0 0 3487 2382">
          <text:p/>
        </draw:connector>
        <draw:custom-shape draw:style-name="gr36" draw:text-style-name="P19" xml:id="id24" draw:id="id24" draw:layer="measurelines" svg:width="2.54cm" svg:height="1.587cm" svg:x="20.685cm" svg:y="6.899cm">
          <text:p text:style-name="P2">Show Final Invoic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2" draw:text-style-name="P15" draw:layer="measurelines" draw:type="lines" svg:x1="21.32cm" svg:y1="9.439cm" svg:x2="21.955cm" svg:y2="8.392cm" draw:start-shape="id20" draw:start-glue-point="4" draw:end-shape="id24" draw:end-glue-point="6" svg:d="M21320 9439v-501l635 49v-595" svg:viewBox="0 0 636 1048">
          <text:p/>
        </draw:connector>
        <draw:connector draw:style-name="gr37" draw:text-style-name="P23" draw:layer="layout" svg:x1="7.346cm" svg:y1="14.995cm" svg:x2="13.689cm" svg:y2="21.002cm" draw:start-shape="id9" draw:start-glue-point="1" draw:end-shape="id25" draw:end-glue-point="4" svg:d="M7346 14995h6343v6007" svg:viewBox="0 0 6344 6008">
          <text:p text:style-name="P22">Check-out</text:p>
        </draw:connector>
        <draw:custom-shape draw:style-name="gr38" draw:text-style-name="P20" xml:id="id17" draw:id="id17" draw:layer="measurelines" svg:width="4.762cm" svg:height="0.952cm" svg:x="2.587cm" svg:y="18.329cm">
          <text:p text:style-name="P18"><text:span text:style-name="T1">Search Name Pet/Owner/C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3" draw:text-style-name="P15" draw:layer="measurelines" draw:type="curve" svg:x1="8.302cm" svg:y1="16.742cm" svg:x2="4.968cm" svg:y2="18.329cm" draw:start-shape="id26" draw:start-glue-point="3" draw:end-shape="id17" svg:d="M8302 16742c-2223 0-3334 529-3334 1587" svg:viewBox="0 0 3335 1588">
          <text:p/>
        </draw:connector>
        <draw:custom-shape draw:style-name="gr39" draw:text-style-name="P16" draw:layer="measurelines" svg:width="4.445cm" svg:height="0.953cm" svg:x="15.922cm" svg:y="20.23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0" draw:text-style-name="P19" xml:id="id25" draw:id="id25" draw:layer="layout" svg:width="3.539cm" svg:height="0.999cm" svg:x="11.477cm" svg:y="21.002cm">
          <text:p text:style-name="P2">FIXM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1" draw:text-style-name="P19" xml:id="id27" draw:id="id27" draw:layer="measurelines" svg:width="4.445cm" svg:height="0.635cm" svg:x="11.795cm" svg:y="13.567cm">
          <text:p text:style-name="P2">- Exit Program</text:p>
          <draw:enhanced-geometry svg:viewBox="0 0 21600 21600" draw:type="rectangle" draw:enhanced-path="M 0 0 L 21600 0 21600 21600 0 21600 0 0 Z N"/>
        </draw:custom-shape>
        <draw:connector draw:style-name="gr5" draw:text-style-name="P15" draw:layer="measurelines" draw:type="curve" draw:line-skew="-0.794cm" svg:x1="16.24cm" svg:y1="13.884cm" svg:x2="19.732cm" svg:y2="4.175cm" draw:start-shape="id27" draw:start-glue-point="1" draw:end-shape="id16" draw:end-glue-point="3" svg:d="M16240 13884c1428 0-318-9709 3492-9709" svg:viewBox="0 0 3493 9710">
          <text:p/>
        </draw:connector>
        <draw:connector draw:style-name="gr22" draw:text-style-name="P24" draw:layer="layout" draw:type="line" svg:x1="9.413cm" svg:y1="5.947cm" svg:x2="12.429cm" svg:y2="3.54cm" draw:start-shape="id1" draw:start-glue-point="0" draw:end-shape="id13" draw:end-glue-point="6" svg:d="M9413 5947l3016-2407" svg:viewBox="0 0 3017 2408">
          <text:p text:style-name="P18"><text:span text:style-name="T1">Enter</text:span></text:p>
          <text:p text:style-name="P18"><text:span text:style-name="T1">Creds</text:span></text:p>
        </draw:connector>
        <draw:custom-shape draw:style-name="gr42" draw:text-style-name="P2" xml:id="id13" draw:id="id13" draw:layer="layout" svg:width="3.175cm" svg:height="1.27cm" svg:x="12.112cm" svg:y="2.905cm">
          <text:p text:style-name="P18"><text:span text:style-name="T1">Show Logi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3" draw:text-style-name="P2" draw:layer="layout" svg:width="2.223cm" svg:height="1.27cm" svg:x="8.619cm" svg:y="2.587cm">
          <text:p text:style-name="P2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" xml:id="id28" draw:id="id28" draw:layer="layout" svg:width="2.222cm" svg:height="0.953cm" svg:x="20.685cm" svg:y="5.762cm">
          <text:p text:style-name="P2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4" draw:layer="layout" draw:type="line" svg:x1="21.637cm" svg:y1="5.127cm" svg:x2="21.796cm" svg:y2="5.762cm" draw:start-shape="id16" draw:start-glue-point="2" draw:end-shape="id28" draw:end-glue-point="0" svg:d="M21637 5127l159 635" svg:viewBox="0 0 160 63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2:11:52.476155863</meta:creation-date>
    <dc:date>2024-09-04T22:32:30.015327381</dc:date>
    <meta:editing-duration>PT6H40M13S</meta:editing-duration>
    <meta:editing-cycles>16</meta:editing-cycles>
    <meta:generator>LibreOffice/24.2.5.2$Linux_X86_64 LibreOffice_project/420$Build-2</meta:generator>
    <meta:print-date>2024-09-04T22:31:26.029698321</meta:print-date>
    <meta:printed-by>PDF files</meta:printed-by>
    <meta:document-statistic meta:object-count="117"/>
  </office:meta>
</office:document-meta>
</file>